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8000000080DD9E5F9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Lohit Hindi2" svg:font-family="'Lohit Hindi'"/>
    <style:font-face style:name="OpenSymbol" svg:font-family="OpenSymbol"/>
    <style:font-face style:name="OpenSymbol1" svg:font-family="OpenSymbol, 'Arial Unicode MS'"/>
    <style:font-face style:name="Helvetica Neue" svg:font-family="'Helvetica Neue', Helvetica" style:font-family-generic="swiss"/>
    <style:font-face style:name="Lohit Hindi1" svg:font-family="'Lohit Hindi'" style:font-pitch="variable"/>
    <style:font-face style:name="WenQuanYi Zen Hei1" svg:font-family="'WenQuanYi Zen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text-properties style:font-name="Liberation Sans"/>
    </style:style>
    <style:style style:name="P3" style:family="paragraph" style:parent-style-name="Standard">
      <style:paragraph-properties fo:text-align="justify" style:justify-single-word="false"/>
      <style:text-properties style:font-name="Liberation Sans"/>
    </style:style>
    <style:style style:name="P4" style:family="paragraph" style:parent-style-name="Standard" style:list-style-name="L1">
      <style:text-properties style:font-name="Liberation Sans"/>
    </style:style>
    <style:style style:name="P5" style:family="paragraph" style:parent-style-name="Text_20_body">
      <style:paragraph-properties fo:text-align="center" style:justify-single-word="false"/>
      <style:text-properties style:font-name="Liberation Sans"/>
    </style:style>
    <style:style style:name="P6" style:family="paragraph" style:parent-style-name="Heading_20_1">
      <style:paragraph-properties fo:text-align="center" style:justify-single-word="false"/>
      <style:text-properties style:font-name="Liberation Sans"/>
    </style:style>
    <style:style style:name="P7" style:family="paragraph" style:parent-style-name="Heading_20_3">
      <style:text-properties style:font-name="Liberation Sans"/>
    </style:style>
    <style:style style:name="P8" style:family="paragraph" style:parent-style-name="Header">
      <style:text-properties fo:color="#999999" style:font-name="Liberation Sans" fo:font-size="16pt" style:font-size-asian="16pt" style:font-size-complex="16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Liberation San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Políticas de Privacidad</text:h>
      <text:p text:style-name="P5"/>
      <text:p text:style-name="P2">Ultima Modificación 26 de Marzo, 2012<text:line-break/></text:p>
      <text:p text:style-name="P3">La presente política de privacidad incorpora la referencia a todos los términos, condiciones, políticas y lineamiento del sitio. Constituye un intento por informarle de nuestras políticas y practicas en cuanto a la recolección, uso y divulgación de información personal y anónima que usted ingrese o genere a través de nuestro sitio.<text:line-break/><text:line-break/>Nos reservamos el derecho de modificar la presente política sin la obligación de notificarle a usted, por lo tanto le solicitamos revisar frecuentemente estos términos. Para cambios significativos en el presente documento, será notificado por correo, si usted dentro de un plazo de 30 días no declara estar en desacuerdo a alguno de los cambios efectuados, usted estará afirmando aceptar los nuevos términos.<text:line-break/><text:line-break/>Para efectos del presente documento "Contratando Me" se denominará desde ahora como "Nosotros", las personas que visiten el sitio serán "Visitantes" y los visitantes registrados en nuestra plataforma serán llamados "Usuarios".</text:p>
      <text:p text:style-name="P2"/>
      <text:h text:style-name="P7" text:outline-level="3">Tipos de información</text:h>
      <text:list xml:id="list1549399911" text:style-name="L1">
        <text:list-item>
          <text:p text:style-name="P4"><text:span text:style-name="T1">Información Personal:</text:span> Corresponde por una parte a toda información que usted nos entregue en la cual lo identifique tal como: nombre, dirección, correo y teléfono. Por otra parte a la recolectada tras el uso de nuestro sitio o Google Analitycs tal como: navegador, sistema operativo, cookies e IP.</text:p>
        </text:list-item>
        <text:list-item>
          <text:p text:style-name="P4"><text:span text:style-name="T1">Información Anónima:</text:span> Corresponde a información que disasociada a su cuenta. Es generada por medio de cualquier actividad de usuario para mejorar la calidad de los servicios ofrecidos.</text:p>
        </text:list-item>
      </text:list>
      <text:p text:style-name="P3"/>
      <text:h text:style-name="P7" text:outline-level="3">Enlaces a otros sitios</text:h>
      <text:p text:style-name="P3">Nosotros no nos hacemos responsables por las practicas de privacidad o el contenido de cualquier sitio que sea reverenciado desde el nuestro.</text:p>
      <text:p text:style-name="P3"/>
      <text:h text:style-name="P7" text:outline-level="3">Recolección de Información</text:h>
      <text:p text:style-name="P3">La información que recolectamos entregada y no entregada directamente por usted será almacenada por nosotros cuanto tiempo estimemos convenientes. La dirección IP no está asociada directamente con una cuenta de usuario, pero eventualmente podremos hacer la asociación si dicha dirección incurre en alguna falta al presente documento realiza alguna actividad maliciosa que vaya en contra de alguno de nuestros servicios.</text:p>
      <text:p text:style-name="P3"/>
      <text:h text:style-name="P7" text:outline-level="3"><text:soft-page-break/>Encuestas y Retroalimentación</text:h>
      <text:p text:style-name="P3">Eventualmente Nosotros podremos enviarle por correo: promociones de nuevos servicios, nuevas características del sitio y cambios, encuestas y retroalimentación de su experiencia como usuario para mejorar la prestación de servicios. Dichas encuestas no serán de carácter obligatorias.</text:p>
      <text:p text:style-name="P3"/>
      <text:h text:style-name="P7" text:outline-level="3">Pública Información</text:h>
      <text:p text:style-name="P3">Nosotros alineados con nuestros servicios, podremos hacer publica cierta información de su cuenta tal como: nombre, apellido y correo solo si favorece alguna de sus propios intereses.</text:p>
      <text:p text:style-name="P3"/>
      <text:h text:style-name="P7" text:outline-level="3">Divulgación de información</text:h>
      <text:p text:style-name="P3">Divulgaremos información solo si nuestro marco regulatorio o el de nuestro país de origen así lo requiera.</text:p>
      <text:p text:style-name="P3"/>
      <text:h text:style-name="P7" text:outline-level="3">Responsabilidades</text:h>
      <text:p text:style-name="P3">No nos hacemos responsables por la veracidad y validez de los datos que usted ingrese, esto incluye cualquier atentado en contra de: derechos de propiedad intelectual, fraude o contrarió a alguna norma vigente. Nosotros nos comprometemos a no vender o arrendar ninguna información personal a terceros.</text:p>
      <text:p text:style-name="P3"/>
      <text:h text:style-name="P7" text:outline-level="3">Contacto</text:h>
      <text:p text:style-name="P1"><text:span text:style-name="T3">Si quisiera reportar alguna violación a los presentes términos o tiene alguna pregunta favor de contactarnos a </text:span><text:a xlink:type="simple" xlink:href="mailto:soporte@contratando.me" office:target-frame-name="_blank" xlink:show="new"><text:span text:style-name="Internet_20_link"><text:span text:style-name="T3">soporte@contratando.me</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Lohit Hindi2" svg:font-family="'Lohit Hindi'"/>
    <style:font-face style:name="OpenSymbol" svg:font-family="OpenSymbol"/>
    <style:font-face style:name="OpenSymbol1" svg:font-family="OpenSymbol, 'Arial Unicode MS'"/>
    <style:font-face style:name="Helvetica Neue" svg:font-family="'Helvetica Neue', Helvetica" style:font-family-generic="swiss"/>
    <style:font-face style:name="Lohit Hindi1" svg:font-family="'Lohit Hindi'" style:font-pitch="variable"/>
    <style:font-face style:name="WenQuanYi Zen Hei1" svg:font-family="'WenQuanYi Zen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L"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style:font-name="Liberation Serif1" fo:font-size="12pt" fo:font-weight="bold" style:font-name-asian="WenQuanYi Zen Hei1" style:font-size-asian="12pt" style:font-weight-asian="bold" style:font-name-complex="Lohit Hindi1" style:font-size-complex="12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4z0" style:family="text">
      <style:text-properties style:font-name="Wingdings 2" style:font-name-complex="OpenSymbo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
      <text:list-level-style-bullet text:level="1" text:style-name="WW8Num4z0" style:num-suffix="." text:bullet-char="">
        <style:list-level-properties text:list-level-position-and-space-mode="label-alignment">
          <style:list-level-label-alignment text:label-followed-by="nothing" fo:margin-left="0.2602in"/>
        </style:list-level-properties>
        <style:text-properties style:font-name="Wingdings 2"/>
      </text:list-level-style-bullet>
      <text:list-level-style-bullet text:level="2" text:style-name="WW8Num4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Wingdings 2"/>
      </text:list-level-style-bullet>
      <text:list-level-style-bullet text:level="3" text:style-name="WW8Num4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Wingdings 2"/>
      </text:list-level-style-bullet>
      <text:list-level-style-bullet text:level="4" text:style-name="WW8Num4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Wingdings 2"/>
      </text:list-level-style-bullet>
      <text:list-level-style-bullet text:level="5" text:style-name="WW8Num4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Wingdings 2"/>
      </text:list-level-style-bullet>
      <text:list-level-style-bullet text:level="6" text:style-name="WW8Num4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Wingdings 2"/>
      </text:list-level-style-bullet>
      <text:list-level-style-bullet text:level="7" text:style-name="WW8Num4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Wingdings 2"/>
      </text:list-level-style-bullet>
      <text:list-level-style-bullet text:level="8" text:style-name="WW8Num4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Wingdings 2"/>
      </text:list-level-style-bullet>
      <text:list-level-style-bullet text:level="9" text:style-name="WW8Num4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999999" style:font-name="Liberation Sans" fo:font-size="16pt" style:font-size-asian="16pt" style:font-size-complex="16pt"/>
    </style:style>
    <style:style style:name="MT1" style:family="text">
      <style:text-properties fo:font-style="italic" style:font-style-asian="italic" style:font-style-complex="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draw:frame draw:style-name="Mfr1" draw:name="graphics1" text:anchor-type="paragraph" svg:x="-0.0138in" svg:y="-0.5055in" svg:width="0.7138in" svg:height="0.7138in" draw:z-index="1"><draw:image xlink:href="Pictures/100002010000008000000080DD9E5F9D.png" xlink:type="simple" xlink:show="embed" xlink:actuate="onLoad"/></draw:frame><text:tab/><text:tab/><text:span text:style-name="MT1">Contratando M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verdugo </meta:initial-creator>
    <meta:creation-date>2012-04-09T10:16:04</meta:creation-date>
    <dc:date>2012-04-11T13:06:17</dc:date>
    <dc:creator>cverdugo </dc:creator>
    <meta:editing-duration>PT8M11S</meta:editing-duration>
    <meta:editing-cycles>4</meta:editing-cycles>
    <meta:generator>LibreOffice/3.4$Unix LibreOffice_project/340m1$Build-402</meta:generator>
    <meta:document-statistic meta:table-count="0" meta:image-count="1" meta:object-count="0" meta:page-count="2" meta:paragraph-count="21" meta:word-count="480" meta:character-count="3263" meta:non-whitespace-character-count="2801"/>
  </office:meta>
</office:document-meta>
</file>